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1a81e9" officeooo:paragraph-rsid="001a81e9"/>
    </style:style>
    <style:style style:name="P2" style:family="paragraph" style:parent-style-name="Text_20_body">
      <style:text-properties officeooo:rsid="001547de" officeooo:paragraph-rsid="001547de"/>
    </style:style>
    <style:style style:name="P3" style:family="paragraph" style:parent-style-name="Text_20_body">
      <style:text-properties officeooo:rsid="001a81e9" officeooo:paragraph-rsid="001a81e9"/>
    </style:style>
    <style:style style:name="P4" style:family="paragraph" style:parent-style-name="Title">
      <style:text-properties officeooo:rsid="001547de" officeooo:paragraph-rsid="001547de"/>
    </style:style>
    <style:style style:name="P5" style:family="paragraph" style:parent-style-name="Heading_20_1">
      <style:text-properties officeooo:paragraph-rsid="001547de"/>
    </style:style>
    <style:style style:name="P6" style:family="paragraph" style:parent-style-name="Heading_20_1">
      <style:text-properties officeooo:rsid="001a81e9" officeooo:paragraph-rsid="001a81e9"/>
    </style:style>
    <style:style style:name="T1" style:family="text">
      <style:text-properties officeooo:rsid="001547de"/>
    </style:style>
    <style:style style:name="T2" style:family="text">
      <style:text-properties officeooo:rsid="001719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отокол синхронизации сети</text:p>
      <text:h text:style-name="P5" text:outline-level="1"><text:span text:style-name="T1">Сигналы синхронизации</text:span></text:h>
      <text:h text:style-name="Heading_20_2" text:outline-level="2">Источник сигналов синхронизации</text:h>
      <text:p text:style-name="P2">Источником сигналов синхронизации является точка доступа. <text:span text:style-name="T2">Сигнал синхронизации содержит время прошедшее от начала TNI. Сигнал синхронизации сети транслируется <text:s/>с периодичностью в 2-3 минуты. Узлы, принявшие сигнал синхронизации ретранслируют его повторно. Для исключения бесконечной ретрансляции, пакет синхронизации содержит поле id, для блокировки повторной ретрансляции пакета синхронизации одним и тем же узлом (чтоб в пинг-понг не играли между собой).</text:span></text:p>
      <text:h text:style-name="P1" text:outline-level="2">Синхронизация с сетью</text:h>
      <text:p text:style-name="P3">После приема пакет синхронизации, узел корректирует ход таймера, отвечающего за работу синхронизации. Только после этого узел ретранслирует пакет синхронизации</text:p>
      <text:h text:style-name="P6" text:outline-level="1">Начальная синхронизация с сетью</text:h>
      <text:p text:style-name="P3">После включения узел перебирая радио каналы ищет сигнал синхрониз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51:54.626440747</meta:creation-date>
    <meta:generator>LibreOffice/6.0.7.3$Linux_X86_64 LibreOffice_project/00m0$Build-3</meta:generator>
    <dc:date>2019-08-20T20:06:25.777991160</dc:date>
    <meta:editing-duration>PT14M30S</meta:editing-duration>
    <meta:editing-cycles>5</meta:editing-cycles>
    <meta:document-statistic meta:table-count="0" meta:image-count="0" meta:object-count="0" meta:page-count="1" meta:paragraph-count="8" meta:word-count="100" meta:character-count="816" meta:non-whitespace-character-count="723"/>
  </office:meta>
</office:document-meta>
</file>